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Pictures/10000000000000500000000F30C2B86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OpenSymbol" svg:font-family="OpenSymbol"/>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2.531cm" style:rel-column-width="9758*"/>
    </style:style>
    <style:style style:name="Tableau1.B" style:family="table-column">
      <style:table-column-properties style:column-width="4.045cm" style:rel-column-width="15593*"/>
    </style:style>
    <style:style style:name="Tableau1.C" style:family="table-column">
      <style:table-column-properties style:column-width="10.423cm" style:rel-column-width="40184*"/>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data-style-name="N37">
      <style:table-cell-properties fo:padding="0.097cm" fo:border-left="0.05pt solid #000000" fo:border-right="none" fo:border-top="none" fo:border-bottom="0.05pt solid #000000"/>
    </style:style>
    <style:style style:name="Tableau2" style:family="table">
      <style:table-properties style:width="7.461cm" table:align="left"/>
    </style:style>
    <style:style style:name="Tableau2.A" style:family="table-column">
      <style:table-column-properties style:column-width="5.583cm"/>
    </style:style>
    <style:style style:name="Tableau2.B" style:family="table-column">
      <style:table-column-properties style:column-width="1.879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P1" style:family="paragraph" style:parent-style-name="Text_20_body">
      <style:paragraph-properties fo:margin-top="0cm" fo:margin-bottom="0.21cm" fo:text-align="center" style:justify-single-word="false"/>
      <style:text-properties fo:font-size="9pt" style:font-size-asian="9pt" style:font-size-complex="9pt"/>
    </style:style>
    <style:style style:name="P2" style:family="paragraph" style:parent-style-name="Preformatted_20_Text">
      <style:paragraph-properties fo:margin-top="0cm" fo:margin-bottom="0.21cm" fo:text-align="center" style:justify-single-word="false"/>
      <style:text-properties fo:font-size="10pt" fo:font-weight="bold" style:font-size-asian="10pt" style:font-weight-asian="bold" style:font-size-complex="10pt" style:font-weight-complex="bold"/>
    </style:style>
    <style:style style:name="P3" style:family="paragraph" style:parent-style-name="Preformatted_20_Text">
      <style:paragraph-properties fo:margin-top="0cm" fo:margin-bottom="0.21cm" fo:text-align="center" style:justify-single-word="false"/>
    </style:style>
    <style:style style:name="P4" style:family="paragraph" style:parent-style-name="Standard">
      <style:paragraph-properties fo:margin-left="5.292cm" fo:margin-right="5.609cm" fo:text-align="center" style:justify-single-word="false" fo:text-indent="0cm" style:auto-text-indent="false"/>
    </style:style>
    <style:style style:name="P5" style:family="paragraph" style:parent-style-name="Standard">
      <style:paragraph-properties fo:margin-left="5.292cm" fo:margin-right="5.609cm" fo:margin-top="0cm" fo:margin-bottom="0.21cm" fo:text-align="center" style:justify-single-word="false" fo:text-indent="0cm" style:auto-text-indent="false"/>
      <style:text-properties fo:font-size="20pt" style:font-size-asian="20pt" style:font-size-complex="20pt"/>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text-properties fo:font-weight="bold" style:font-weight-asian="bold" style:font-weight-complex="bold"/>
    </style:style>
    <style:style style:name="P8"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9" style:family="paragraph" style:parent-style-name="Standard">
      <style:paragraph-properties fo:margin-left="0cm" fo:margin-right="0cm" fo:text-align="justify" style:justify-single-word="false" fo:text-indent="0cm" style:auto-text-indent="false"/>
      <style:text-properties fo:color="#ff0000" fo:font-weight="normal" style:font-weight-asian="normal" style:font-weight-complex="normal"/>
    </style:style>
    <style:style style:name="P10" style:family="paragraph" style:parent-style-name="Standard">
      <style:paragraph-properties fo:margin-left="0cm" fo:margin-right="0cm" fo:text-align="justify" style:justify-single-word="false" fo:text-indent="0cm" style:auto-text-indent="false"/>
      <style:text-properties fo:color="#ff0000" style:font-name="Times New Roman" fo:font-weight="normal" style:font-weight-asian="normal" style:font-weight-complex="normal"/>
    </style:style>
    <style:style style:name="P11" style:family="paragraph" style:parent-style-name="Standard">
      <style:paragraph-properties fo:margin-left="0cm" fo:margin-right="0cm" fo:text-align="justify" style:justify-single-word="false" fo:text-indent="0cm" style:auto-text-indent="false"/>
      <style:text-properties fo:color="#ff0000" fo:language="en" fo:country="GB" fo:font-weight="normal" style:font-weight-asian="normal" style:font-weight-complex="normal"/>
    </style:style>
    <style:style style:name="P12" style:family="paragraph" style:parent-style-name="Text_20_body">
      <style:paragraph-properties fo:margin-left="0cm" fo:margin-right="0cm" fo:margin-top="0cm" fo:margin-bottom="0cm" fo:text-indent="0cm" style:auto-text-indent="false"/>
      <style:text-properties fo:color="#0000ff" style:font-name="Courier New1" fo:font-size="11pt" style:font-size-asian="11pt" style:font-size-complex="11pt"/>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font-weight="bold" style:font-weight-asian="bold" style:font-weight-complex="bold"/>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fo:color="#ff0000"/>
    </style:style>
    <style:style style:name="P17" style:family="paragraph" style:parent-style-name="Standard">
      <style:paragraph-properties fo:text-align="justify" style:justify-single-word="false"/>
      <style:text-properties fo:color="#ff0000" style:font-name="Times New Roman"/>
    </style:style>
    <style:style style:name="P18" style:family="paragraph" style:parent-style-name="Standard">
      <style:paragraph-properties fo:text-align="justify" style:justify-single-word="false"/>
      <style:text-properties fo:color="#ff0000" fo:font-weight="normal" style:font-weight-asian="normal" style:font-weight-complex="normal"/>
    </style:style>
    <style:style style:name="P19" style:family="paragraph" style:parent-style-name="Table_20_Contents">
      <style:paragraph-properties fo:text-align="center" style:justify-single-word="false"/>
      <style:text-properties style:font-name="Courier New" fo:font-size="10pt" style:font-name-asian="Monospace" style:font-size-asian="7pt" style:font-name-complex="Monospace" style:font-size-complex="7pt"/>
    </style:style>
    <style:style style:name="P20" style:family="paragraph" style:parent-style-name="Groovy_20_code">
      <style:paragraph-properties fo:text-align="center" style:justify-single-word="false"/>
    </style:style>
    <style:style style:name="P21" style:family="paragraph" style:parent-style-name="Groovy_20_code">
      <style:paragraph-properties fo:text-align="start" style:justify-single-word="false"/>
    </style:style>
    <style:style style:name="P22" style:family="paragraph" style:parent-style-name="Standard" style:list-style-name="L1">
      <style:paragraph-properties fo:text-align="justify" style:justify-single-word="false"/>
      <style:text-properties fo:color="#ff0000"/>
    </style:style>
    <style:style style:name="P23" style:family="paragraph" style:parent-style-name="Standard" style:list-style-name="L1">
      <style:paragraph-properties fo:text-align="justify" style:justify-single-word="false"/>
      <style:text-properties fo:font-variant="normal" fo:text-transform="none" fo:color="#ff0000" style:font-name="Times New Roman"/>
    </style:style>
    <style:style style:name="P24" style:family="paragraph" style:parent-style-name="Standard">
      <style:paragraph-properties fo:margin-left="0cm" fo:margin-right="0cm" fo:text-align="justify" style:justify-single-word="false" fo:text-indent="0cm" style:auto-text-indent="false"/>
      <style:text-properties fo:color="#ff0000" fo:font-weight="normal" style:font-weight-asian="normal" style:font-weight-complex="normal"/>
    </style:style>
    <style:style style:name="P25" style:family="paragraph" style:parent-style-name="Standard" style:list-style-name="L4">
      <style:paragraph-properties fo:margin-left="0cm" fo:margin-right="0cm" fo:text-align="justify" style:justify-single-word="false" fo:text-indent="0cm" style:auto-text-indent="false"/>
      <style:text-properties fo:color="#ff0000" fo:font-weight="normal" style:font-weight-asian="normal" style:font-weight-complex="normal"/>
    </style:style>
    <style:style style:name="P26" style:family="paragraph" style:parent-style-name="Standard" style:list-style-name="L6">
      <style:paragraph-properties fo:margin-left="0cm" fo:margin-right="0cm" fo:text-align="justify" style:justify-single-word="false" fo:text-indent="0cm" style:auto-text-indent="false"/>
      <style:text-properties fo:color="#ff0000" fo:font-weight="normal" style:font-weight-asian="normal" style:font-weight-complex="normal"/>
    </style:style>
    <style:style style:name="P27" style:family="paragraph" style:parent-style-name="Standard" style:list-style-name="L7">
      <style:paragraph-properties fo:margin-left="0cm" fo:margin-right="0cm" fo:text-align="justify" style:justify-single-word="false" fo:text-indent="0cm" style:auto-text-indent="false"/>
      <style:text-properties fo:color="#ff0000" fo:font-weight="normal" style:font-weight-asian="normal" style:font-weight-complex="normal"/>
    </style:style>
    <style:style style:name="P28" style:family="paragraph" style:parent-style-name="Text_20_body">
      <style:paragraph-properties fo:margin-left="0cm" fo:margin-right="0cm" fo:margin-top="0cm" fo:margin-bottom="0cm" fo:text-indent="0cm" style:auto-text-indent="false"/>
      <style:text-properties fo:color="#0000ff" style:font-name="Courier New1" fo:font-size="11pt" style:font-size-asian="11pt" style:font-size-complex="11pt"/>
    </style:style>
    <style:style style:name="P29" style:family="paragraph" style:parent-style-name="Text_20_body">
      <style:paragraph-properties fo:margin-left="0cm" fo:margin-right="0cm" fo:text-indent="0cm" style:auto-text-indent="false"/>
      <style:text-properties fo:font-weight="bold" style:font-weight-asian="bold" style:font-weight-complex="bold"/>
    </style:style>
    <style:style style:name="P30" style:family="paragraph" style:parent-style-name="Text_20_body" style:list-style-name="L2">
      <style:paragraph-properties fo:margin-left="0cm" fo:margin-right="0cm" fo:text-indent="0cm" style:auto-text-indent="false"/>
      <style:text-properties fo:font-weight="bold" style:font-weight-asian="bold" style:font-weight-complex="bold"/>
    </style:style>
    <style:style style:name="P31" style:family="paragraph" style:parent-style-name="Text_20_body" style:list-style-name="L3">
      <style:paragraph-properties fo:margin-left="0cm" fo:margin-right="0cm" fo:text-indent="0cm" style:auto-text-indent="false"/>
      <style:text-properties fo:font-weight="normal" style:font-weight-asian="normal" style:font-weight-complex="normal"/>
    </style:style>
    <style:style style:name="P32" style:family="paragraph" style:parent-style-name="Text_20_body" style:list-style-name="L5">
      <style:paragraph-properties fo:margin-left="0cm" fo:margin-right="0cm" fo:text-indent="0cm" style:auto-text-indent="false"/>
    </style:style>
    <style:style style:name="P33" style:family="paragraph" style:parent-style-name="Text_20_body" style:list-style-name="L6">
      <style:paragraph-properties fo:margin-left="0cm" fo:margin-right="0cm" fo:text-indent="0cm" style:auto-text-indent="false"/>
    </style:style>
    <style:style style:name="P34" style:family="paragraph" style:parent-style-name="Text_20_body" style:list-style-name="L8">
      <style:paragraph-properties fo:margin-left="0cm" fo:margin-right="0cm" fo:text-indent="0cm" style:auto-text-indent="false"/>
    </style:style>
    <style:style style:name="P35" style:family="paragraph" style:parent-style-name="Text_20_body">
      <style:paragraph-properties fo:margin-left="0cm" fo:margin-right="0cm" fo:text-indent="0cm" style:auto-text-indent="false"/>
      <style:text-properties fo:color="#0000ff" fo:font-weight="normal" style:font-weight-asian="normal" style:font-weight-complex="normal"/>
    </style:style>
    <style:style style:name="P36" style:family="paragraph" style:parent-style-name="Text_20_body" style:list-style-name="L2">
      <style:paragraph-properties fo:margin-left="0cm" fo:margin-right="0cm" fo:text-indent="0cm" style:auto-text-indent="false"/>
      <style:text-properties fo:color="#0000ff" fo:font-weight="normal" style:font-weight-asian="normal" style:font-weight-complex="normal"/>
    </style:style>
    <style:style style:name="P37" style:family="paragraph" style:parent-style-name="Text_20_body" style:list-style-name="L1"/>
    <style:style style:name="P38" style:family="paragraph" style:parent-style-name="Text_20_body" style:list-style-name="L1">
      <style:text-properties fo:font-variant="normal" fo:text-transform="none" style:font-name="Times New Roman"/>
    </style:style>
    <style:style style:name="P39" style:family="paragraph" style:parent-style-name="Heading_20_1">
      <style:text-properties fo:font-weight="bold"/>
    </style:style>
    <style:style style:name="P40" style:family="paragraph" style:parent-style-name="Heading_20_1">
      <style:text-properties fo:font-weight="bold" style:font-weight-asian="bold" style:font-weight-complex="bold"/>
    </style:style>
    <style:style style:name="P41" style:family="paragraph" style:parent-style-name="Heading_20_1">
      <style:paragraph-properties fo:margin-top="0cm" fo:margin-bottom="0.21cm" fo:text-align="center" style:justify-single-word="false"/>
      <style:text-properties fo:font-size="20pt" style:font-size-asian="20pt" style:font-size-complex="20pt"/>
    </style:style>
    <style:style style:name="P42" style:family="paragraph" style:parent-style-name="Heading_20_1">
      <style:paragraph-properties fo:break-before="page"/>
    </style:style>
    <style:style style:name="P43" style:family="paragraph" style:parent-style-name="Heading_20_1">
      <style:paragraph-properties fo:margin-left="0cm" fo:margin-right="0cm" fo:text-indent="0cm" style:auto-text-indent="false"/>
      <style:text-properties fo:font-weight="bold" style:font-weight-asian="bold" style:font-weight-complex="bold"/>
    </style:style>
    <style:style style:name="P44" style:family="paragraph" style:parent-style-name="Heading_20_2">
      <style:text-properties fo:font-weight="bold" style:font-weight-asian="bold" style:font-weight-complex="bold"/>
    </style:style>
    <style:style style:name="P45" style:family="paragraph" style:parent-style-name="Heading_20_2">
      <style:paragraph-properties fo:margin-top="0.423cm" fo:margin-bottom="0.212cm" fo:keep-with-next="always"/>
      <style:text-properties style:font-name="Arial" fo:font-style="italic" fo:font-weight="bold" style:font-name-asian="DejaVu Sans" style:font-style-asian="italic" style:font-weight-asian="bold" style:font-name-complex="DejaVu Sans" style:font-style-complex="italic" style:font-weight-complex="bold"/>
    </style:style>
    <style:style style:name="P46" style:family="paragraph" style:parent-style-name="Heading_20_2" style:list-style-name="L2">
      <style:paragraph-properties fo:margin-left="0cm" fo:margin-right="0cm" fo:text-indent="0cm" style:auto-text-indent="false"/>
      <style:text-properties fo:font-weight="bold" style:font-weight-asian="bold" style:font-weight-complex="bold"/>
    </style:style>
    <style:style style:name="P47" style:family="paragraph" style:parent-style-name="Contents_20_2">
      <style:paragraph-properties>
        <style:tab-stops>
          <style:tab-stop style:position="16.499cm" style:type="right" style:leader-style="dotted" style:leader-text="."/>
        </style:tab-stops>
      </style:paragraph-properties>
    </style:style>
    <style:style style:name="P48"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style:font-name="Wingdings"/>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font-name="Courier New1" fo:font-size="11pt" style:font-size-asian="11pt" style:font-size-complex="11pt"/>
    </style:style>
    <style:style style:name="T7" style:family="text">
      <style:text-properties fo:color="#ff0000"/>
    </style:style>
    <style:style style:name="T8" style:family="text">
      <style:text-properties fo:font-style="italic" style:font-style-asian="italic" style:font-style-complex="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Cahier des charges pour l'importation dans la plateforme TXM du corpus SCHILLER</text:h>
      <text:p text:style-name="P1"/>
      <text:p text:style-name="P2">Copyright © - ANR Textométrie - <text:a xlink:type="simple" xlink:href="http://textometrie.ens-lsh.fr/">http://textometrie.ens-lyon.fr</text:a></text:p>
      <text:p text:style-name="P3"><text:span text:style-name="T2">Copyright © </text:span>producteur du corpus X</text:p>
      <text:p text:style-name="P5"><text:span text:style-name="T1"><draw:a xlink:type="simple" xlink:href="http://creativecommons.org/licenses/by/2.0/fr/"><draw:frame draw:style-name="fr1" draw:name="images2" text:anchor-type="as-char" svg:width="2.117cm" svg:height="0.397cm" draw:z-index="0"><draw:image xlink:href="Pictures/10000000000000500000000F30C2B86E.png" xlink:type="simple" xlink:show="embed" xlink:actuate="onLoad"/><svg:title>Creative Commons License</svg:title></draw:frame></draw:a></text:span><text:span text:style-name="T1"><text:line-break/>Cette création est mise à disposition sous un </text:span><text:a xlink:type="simple" xlink:href="http://creativecommons.org/licenses/by-nc/2.0/fr" text:style-name="Internet_20_link" text:visited-style-name="Visited_20_Internet_20_Link"><text:span text:style-name="T1">contrat Creative Commons</text:span></text:a><text:span text:style-name="T1">.</text:span></text:p>
      <text:p text:style-name="P4"/>
      <text:p text:style-name="Standard">Table de révision :</text:p>
      <text:p text:style-name="Standard"/>
      <table:table table:name="Tableau1" table:style-name="Tableau1">
        <table:table-column table:style-name="Tableau1.A"/>
        <table:table-column table:style-name="Tableau1.B"/>
        <table:table-column table:style-name="Tableau1.C"/>
        <table:table-row>
          <table:table-cell table:style-name="Tableau1.A1" office:value-type="string">
            <text:p text:style-name="Table_20_Heading">Date</text:p>
          </table:table-cell>
          <table:table-cell table:style-name="Tableau1.A1" office:value-type="string">
            <text:p text:style-name="Table_20_Heading">Auteur</text:p>
          </table:table-cell>
          <table:table-cell table:style-name="Tableau1.C1" office:value-type="string">
            <text:p text:style-name="Table_20_Heading">Commentaire</text:p>
          </table:table-cell>
        </table:table-row>
        <table:table-row>
          <table:table-cell table:style-name="Tableau1.A2" office:value-type="string">
            <text:p text:style-name="Standard">24/10/2013</text:p>
          </table:table-cell>
          <table:table-cell table:style-name="Tableau1.A2" office:value-type="string">
            <text:p text:style-name="Standard">Bénédicte Pincemin (BP)</text:p>
          </table:table-cell>
          <table:table-cell table:style-name="Tableau1.C2" office:value-type="string">
            <text:p text:style-name="Standard">Création à partir du fichier-type</text:p>
          </table:table-cell>
        </table:table-row>
        <table:table-row>
          <table:table-cell table:style-name="Tableau1.A3">
            <text:p text:style-name="Standard"/>
          </table:table-cell>
          <table:table-cell table:style-name="Tableau1.A2" office:value-type="string">
            <text:p text:style-name="Standard"/>
          </table:table-cell>
          <table:table-cell table:style-name="Tableau1.C2" office:value-type="string">
            <text:p text:style-name="Standard"/>
          </table:table-cell>
        </table:table-row>
        <table:table-row>
          <table:table-cell table:style-name="Tableau1.A3">
            <text:p text:style-name="Standard"/>
          </table:table-cell>
          <table:table-cell table:style-name="Tableau1.A2" office:value-type="string">
            <text:p text:style-name="Standard"/>
          </table:table-cell>
          <table:table-cell table:style-name="Tableau1.C2" office:value-type="string">
            <text:p text:style-name="Standard"/>
          </table:table-cell>
        </table:table-row>
      </table:table>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48">Cahier des charges pour l'importation dans la plateforme TXM du corpus SCHILLER<text:tab/>1</text:p>
          <text:p text:style-name="P48">But de ce document <text:tab/>2</text:p>
          <text:p text:style-name="P47">Commentaires généraux sur les spécifications<text:tab/>2</text:p>
          <text:p text:style-name="P48">Unité documentaire<text:tab/>2</text:p>
          <text:p text:style-name="P47">Spécification documentaire de l'unité documentaire<text:tab/>2</text:p>
          <text:p text:style-name="P47">Spécification technique de l'unité documentaire<text:tab/>2</text:p>
          <text:p text:style-name="P48">Métadonnées utiles<text:tab/>2</text:p>
          <text:p text:style-name="P47">Spécification des métadonnées principales<text:tab/>2</text:p>
          <text:p text:style-name="P47">Spécification technique des métadonnées principales<text:tab/>2</text:p>
          <text:p text:style-name="P47">Spécification des métadonnées secondaires<text:tab/>3</text:p>
          <text:p text:style-name="P47">Spécification technique des métadonnées secondaires<text:tab/>3</text:p>
          <text:p text:style-name="P48">Dimensions textuelles<text:tab/>3</text:p>
          <text:p text:style-name="P47">Source ou langue principale du document<text:tab/>3</text:p>
          <text:p text:style-name="P47">Sources secondaires<text:tab/>3</text:p>
          <text:p text:style-name="P47">Hors-texte<text:tab/>4</text:p>
          <text:p text:style-name="P48">Unités<text:tab/>4</text:p>
          <text:p text:style-name="P47">Unités lexicales<text:tab/>4</text:p>
          <text:p text:style-name="P47">Unités de contextes<text:tab/>4</text:p>
          <text:p text:style-name="P47">Contrastes entre Unités<text:tab/>5</text:p>
          <text:p text:style-name="P48">Édition<text:tab/>5</text:p>
          <text:p text:style-name="P47">Unité éditoriale<text:tab/>5</text:p>
          <text:p text:style-name="P47">Rendu textuel<text:tab/>5</text:p>
          <text:p text:style-name="P48">Références<text:tab/>6</text:p>
          <text:p text:style-name="P48">Alignement<text:tab/>6</text:p>
          <text:p text:style-name="P48">Participation des outils de Traitement Automatique de la Langue (TAL)<text:tab/>7</text:p>
          <text:p text:style-name="P48">Annexe A – liste des éléments XML du texte <text:s/>xxx<text:tab/>7</text:p>
        </text:index-body>
      </text:table-of-content>
      <text:p text:style-name="Standard"/>
      <text:h text:style-name="P42" text:outline-level="1">But de ce document </text:h>
      <text:p text:style-name="P15">Pour importer un corpus dans la plateforme TXM, il faut effectuer un certain nombre de traitements de transformation du format source vers le format cible d'intégration dans la plateforme. Ces traitements vont construire petit à petit les informations cibles, qui seront accessibles dans la plateforme pour les analyses, à partir des informations sources. Ce document spécifie les informations cibles à partir d'une description des informations sources. Il est structuré selon les catégories générales d'informations cibles. Pour chaque catégorie d'information, une spécification informelle (ou documentaire) et une spécification formelle (ou technique) est renseignée, si pertinent et si possible. Ces catégories ne sont pas étanches, il peut donc y avoir des redites. Pour chaque catégorie, une section de commentaires permet de faire un retour sur l'expression du besoin de sorte à faire évoluer le document vers une meilleure inter-compréhension de l'usage souhaité de la ressource importée dans la plateforme TXM.</text:p>
      <text:p text:style-name="P15">Pour faciliter la lecture, on peut saisir en <text:span text:style-name="T7">rouge</text:span> l'expression du besoin et en bleu les commentaires.</text:p>
      <text:h text:style-name="Heading_20_2" text:outline-level="2">Commentaires généraux sur les spécifications</text:h>
      <text:h text:style-name="Heading_20_1" text:outline-level="1">Unité documentaire</text:h>
      <text:p text:style-name="Text_20_body"><text:span text:style-name="T4">L'unité documentaire sert dans un premier temps à porter les informations de métadonnées portant sur l'intégralité d'un document. Elle peut dans un second temps servir à construire des partitions sur le corpus (par exemple en créant un contraste diachronique entre textes selon leur date). Cette unité se décrit de façon documentaire (par exemple : r</text:span>oman, poème, pièce, œuvre, livre… ) et de façon technique selon le format de la source (par exemple en TEI : &lt;TEI&gt;, &lt;text&gt;, &lt;body&gt;, &lt;div&gt;…</text:p>
      <text:h text:style-name="P45" text:outline-level="2">Spécification documentaire de l'unité documentaire</text:h>
      <text:p text:style-name="P18"/>
      <text:h text:style-name="Heading_20_2" text:outline-level="2">Spécification technique de l'unité documentaire</text:h>
      <text:p text:style-name="P9">1 fichier XML = 1 texte (au sens de TXM) = 1 ouvrage ou recueil de lettres</text:p>
      <text:p text:style-name="P9"/>
      <text:p text:style-name="P7">Commentaires sur les spécifications</text:p>
      <text:p text:style-name="P12">Il y aura en tout deux textes :</text:p>
      <text:p text:style-name="P12">les <text:span text:style-name="T8">Lettres sur l'éducation esthétique</text:span>, et</text:p>
      <text:p text:style-name="P12">les <text:span text:style-name="T8">Lettres d'Augustenburg</text:span>.</text:p>
      <text:h text:style-name="Heading_20_1" text:outline-level="1">Métadonnées utiles</text:h>
      <text:p text:style-name="Text_20_body">Les métadonnées servent à créer des sous-corpus et des partitions (métadonnées principales), mais aussi des références pour la localisation bibliographique dans les concordances par exemple (métadonnées secondaires) ou encore des informations qui participeront à l'établissement de la fiche bibliographique d'une unité documentaire.</text:p>
      <text:h text:style-name="Heading_20_2" text:outline-level="2">Spécification des métadonnées principales</text:h>
      <text:p text:style-name="P16">Le titre, a minima sous une forme brève (nom de la propriété et valeur à définir avec Anne Lagny).</text:p>
      <text:h text:style-name="Heading_20_2" text:outline-level="2">Spécification technique des métadonnées principales</text:h>
      <text:p text:style-name="P17">Dans le fichier metadata.csv</text:p>
      <text:p text:style-name="P13"/>
      <text:p text:style-name="P14"><text:soft-page-break/>Commentaires sur les spécifications</text:p>
      <text:h text:style-name="Heading_20_2" text:outline-level="2">Spécification des métadonnées secondaires</text:h>
      <text:p text:style-name="P16"/>
      <text:h text:style-name="Heading_20_2" text:outline-level="2">Spécification technique des métadonnées secondaires</text:h>
      <text:p text:style-name="P17"/>
      <text:p text:style-name="P17"/>
      <text:p text:style-name="P14">Commentaires sur les spécifications</text:p>
      <text:h text:style-name="Heading_20_1" text:outline-level="1">Dimensions textuelles</text:h>
      <text:p text:style-name="Text_20_body">Les dimensions textuelles servent à préciser quels seront les différents plans textuels à modéliser au sein de la plateforme ainsi que tout ce qui ne doit pas être pris en compte dans la source dans la construction de la surface du texte (hors-texte).</text:p>
      <text:h text:style-name="Heading_20_2" text:outline-level="2">Source ou langue principale du document</text:h>
      <text:p text:style-name="Text_20_body">Langue principale des unités lexicales qui composeront le vocabulaire et les index de recherche.</text:p>
      <text:p text:style-name="P7">Spécification de la langue principale</text:p>
      <text:p text:style-name="P9">allemand (18e s)</text:p>
      <text:p text:style-name="P9"/>
      <text:p text:style-name="P7">Spécification technique de la langue principale</text:p>
      <text:p text:style-name="P10"/>
      <text:p text:style-name="P10"/>
      <text:p text:style-name="P14">Commentaires sur les spécifications</text:p>
      <text:h text:style-name="Heading_20_2" text:outline-level="2">Sources secondaires</text:h>
      <text:p text:style-name="Text_20_body">Sources secondaires pouvant faire l'objet de vocabulaires et d'index de recherche spécifiques :</text:p>
      <text:list xml:id="list2084406431" text:style-name="L1">
        <text:list-item>
          <text:p text:style-name="P37">Langues secondaires</text:p>
          <text:list>
            <text:list-header>
              <text:p text:style-name="P22"/>
            </text:list-header>
          </text:list>
        </text:list-item>
        <text:list-item>
          <text:p text:style-name="P37">Titres de sections</text:p>
          <text:list>
            <text:list-item>
              <text:p text:style-name="P22"/>
            </text:list-item>
          </text:list>
        </text:list-item>
        <text:list-item>
          <text:p text:style-name="P37">Notes</text:p>
          <text:list>
            <text:list-item>
              <text:p text:style-name="P22">les notes auteur sont à reprendre au même titre que le texte. En revanche elles doivent bien se distinguer du texte dans l'édition.</text:p>
            </text:list-item>
          </text:list>
        </text:list-item>
        <text:list-item>
          <text:p text:style-name="P37">Corrections orthographiques, Formes régularisées &lt;choice&gt;<text:span text:style-name="T3"> </text:span>&lt;sic&gt;&lt;corr&gt;; &lt;orig&gt;&lt;reg&gt;; &lt;abbr&gt;&lt;expan&gt;</text:p>
          <text:list>
            <text:list-item>
              <text:p text:style-name="P22"/>
            </text:list-item>
          </text:list>
        </text:list-item>
        <text:list-item>
          <text:p text:style-name="P38">Liste, Tableau</text:p>
          <text:list>
            <text:list-item>
              <text:p text:style-name="P23"/>
            </text:list-item>
          </text:list>
        </text:list-item>
        <text:list-item>
          <text:p text:style-name="P38">etc.</text:p>
        </text:list-item>
      </text:list>
      <text:p text:style-name="P7">Spécification des sources secondaires</text:p>
      <text:p text:style-name="P9"/>
      <text:p text:style-name="P9"/>
      <text:p text:style-name="P7"><text:soft-page-break/>Spécification technique des sources secondaires</text:p>
      <text:p text:style-name="P11">Balise &lt;note&gt;.</text:p>
      <text:p text:style-name="P14">Commentaires sur les spécifications</text:p>
      <text:h text:style-name="Heading_20_2" text:outline-level="2">Hors-texte</text:h>
      <text:p text:style-name="P6">Sources à exclure de la surface textuelle du corpus.</text:p>
      <text:p text:style-name="P6">Par exemple, le contenu textuel du teiHeader.</text:p>
      <text:p text:style-name="P7">Spécification du hors-texte</text:p>
      <text:p text:style-name="P9">Seul le texte de l'auteur sera exploité -pas les annotations d'Anne.</text:p>
      <text:p text:style-name="P9"/>
      <text:p text:style-name="P7">Spécification technique du hors-texte</text:p>
      <text:p text:style-name="P9">Le hors-texte est retiré dans le passage du .doc au .xml source.</text:p>
      <text:p text:style-name="P9"/>
      <text:list xml:id="list1724797309" text:style-name="L2">
        <text:list-header>
          <text:p text:style-name="P30">Commentaires sur les spécifications</text:p>
        </text:list-header>
      </text:list>
      <text:h text:style-name="Heading_20_1" text:outline-level="1">Unités</text:h>
      <text:h text:style-name="Heading_20_2" text:outline-level="2">Unités lexicales</text:h>
      <text:p text:style-name="P13">Les unités lexicales forment les unités de base du corpus (les feuilles de l'arborescence du modèle de corpus). Les unités peuvent être codées en XML, en XML-TEI ou pas. Elles peuvent se définir par des types de caractères Unicode et correspondre à des mots simples ou à des mots-composés. Elles peuvent porter des propriétés comme leur catégorie morpho-syntaxique ou leur lemme. Ces propriétés peuvent être enregistrées dans des fichiers annexes au corpus (annotation débarquée ou stand-off).</text:p>
      <text:p text:style-name="P7">Spécification des unités lexicales</text:p>
      <text:p text:style-name="P9">Tout le contenu du #PCDATA est à traiter.</text:p>
      <text:p text:style-name="P9"/>
      <text:p text:style-name="P7">Spécification technique des unités lexicales</text:p>
      <text:p text:style-name="P9">à tokenizer</text:p>
      <text:p text:style-name="P9"/>
      <text:list xml:id="list2093087520" text:continue-numbering="true" text:style-name="L2">
        <text:list-header>
          <text:p text:style-name="P30">Commentaires sur les spécifications</text:p>
          <text:p text:style-name="P36">Consulter Adrien Barbaresi ?</text:p>
          <text:list>
            <text:list-header>
              <text:h text:style-name="P46" text:outline-level="2">Unités de contextes</text:h>
            </text:list-header>
          </text:list>
        </text:list-header>
      </text:list>
      <text:p text:style-name="P8">Les unités de contexte forment la structure du texte (les nœuds de l'arborescence du modèle de corpus). Ces unités correspondent aux limites de <text:s/>phrases, vers, chapitre, texte, etc. Elles peuvent porter des propriétés comme leur type ou leur numéro.</text:p>
      <text:p text:style-name="P7">Spécification des unités de contextes</text:p>
      <text:p text:style-name="P9">lettres, paragraphes (avec leur numérotation)</text:p>
      <text:p text:style-name="P9"/>
      <text:p text:style-name="P7">Spécification technique des unités de contextes</text:p>
      <text:p text:style-name="P9">balises : div, p</text:p>
      <text:p text:style-name="P9"/>
      <text:list xml:id="list1505487468" text:continue-numbering="true" text:style-name="L2">
        <text:list-header>
          <text:p text:style-name="P30">Commentaires sur les spécifications</text:p>
        </text:list-header>
      </text:list>
      <text:h text:style-name="P44" text:outline-level="2"><text:soft-page-break/>Contrastes entre Unités</text:h>
      <text:p text:style-name="P8">Au sein de la plateforme, les unités peuvent être comparées sur la base de contrastes. Ces contrastes peuvent être définis à partir des unités de contexte et des unités lexicales. On peut par exemple créer un contraste entre les chapitres d'une œuvre (progression infra-textuelle), entre les dates de discours (progression chronologique) ou entre genres de textes (contraste typologique). On peut également créer un contraste entre les forment ou les lemmes de verbes conjugués au passé, au présent et au futur.</text:p>
      <text:p text:style-name="P7">Spécification des contrastes</text:p>
      <text:p text:style-name="P9">contrastes entre lettres ou ensembles de lettres ?</text:p>
      <text:p text:style-name="P9"/>
      <text:p text:style-name="P7">Spécification technique des contrastes</text:p>
      <text:p text:style-name="P9"/>
      <text:p text:style-name="P9"/>
      <text:p text:style-name="P7">Commentaires sur les spécifications</text:p>
      <text:h text:style-name="P40" text:outline-level="1">Édition</text:h>
      <text:h text:style-name="P44" text:outline-level="2">Unité éditoriale</text:h>
      <text:p text:style-name="P8">L'affichage des occurrences d'unités lexicales au sein des textes (le retour au texte) se réalise au sein d'une édition de chaque texte composant le corpus. Cette édition peut être segmentée en unités. Ces unités peuvent être définies selon différentes sources ou moyens :</text:p>
      <text:list xml:id="list1127322709" text:style-name="L3">
        <text:list-item>
          <text:p text:style-name="P31">les pages physiques d'une édition à l'origine de la numérisation et leur disposition ;</text:p>
        </text:list-item>
        <text:list-item>
          <text:p text:style-name="P31">des pages définies par le dispositif d'affichage d'une édition de texte (par exemple un traitement de texte peut proposer une pagination) ;</text:p>
        </text:list-item>
        <text:list-item>
          <text:p text:style-name="P31">des pages composées d'un nombre fixe d'unités lexicales ;</text:p>
        </text:list-item>
        <text:list-item>
          <text:p text:style-name="P31">une unité logique comme une section de texte.</text:p>
        </text:list-item>
      </text:list>
      <text:p text:style-name="P7">Spécification des unités éditoriales</text:p>
      <text:p text:style-name="P9">tous les N mots ou selon pagination Reclam</text:p>
      <text:p text:style-name="P9"/>
      <text:p text:style-name="P7">Spécification technique des unités éditoriales</text:p>
      <text:list xml:id="list1367306870" text:style-name="L4">
        <text:list-header>
          <text:p text:style-name="P25">si pagination Reclam : &lt;pb type= »reclam »&gt;. Possibilité de faire coïncider les deux numérotations, celle de TXM et celle de l'édition papier ?</text:p>
        </text:list-header>
        <text:list-item>
          <text:p text:style-name="P25"/>
        </text:list-item>
      </text:list>
      <text:p text:style-name="P7">Commentaires sur les spécifications</text:p>
      <text:h text:style-name="Heading_20_2" text:outline-level="2">Rendu textuel</text:h>
      <text:p text:style-name="P6">L'édition peut être formatée en fonction d'un dispositif d'affichage. Par exemple, une feuille de style CSS peut être associée à une version HTML de l'édition. Les unités lexicales peuvent faire l'objet de formatages particuliers comme l'affichage de leurs propriétés.</text:p>
      <text:p text:style-name="P6"><text:line-break/><text:span text:style-name="T5">Spécification du rendu textuel</text:span></text:p>
      <text:p text:style-name="P9">Mettre en évidence les métadonnées et le titre éventuel des lettres</text:p>
      <text:p text:style-name="P9">Restituer les paragraphes et indiquer au début de chaque paragraphe, dans la marge, son numéro.</text:p>
      <text:p text:style-name="P9">Restituer les soulignés auteur en italiques</text:p>
      <text:p text:style-name="P9"><text:soft-page-break/>Distinguer typographiquement les notes du fil du texte.</text:p>
      <text:p text:style-name="P9"/>
      <text:p text:style-name="P7">Spécification technique du rendu textuel</text:p>
      <text:list xml:id="list1487272178" text:continue-numbering="true" text:style-name="L4">
        <text:list-header>
          <text:p text:style-name="P25">Les informations sont dans les éléments et attributs XML.</text:p>
          <text:p text:style-name="P25"/>
        </text:list-header>
      </text:list>
      <text:p text:style-name="P14">Commentaires sur les spécifications</text:p>
      <text:h text:style-name="Heading_20_1" text:outline-level="1">Références</text:h>
      <text:p text:style-name="P6">Les références servent à décrire la localisation des unités au sein des textes. Par exemple, « <text:span text:style-name="T6">[Queste del Saint Graal, folio 160, colonne d,<text:line-break/></text:span><text:span text:style-name="T6">ligne 3]</text:span> » peut exprimer la localisation d'une occurrence d'unité lexicale au sein d'un manuscrit médiéval :</text:p>
      <text:list xml:id="list1851073886" text:style-name="L5">
        <text:list-item>
          <text:p text:style-name="P32">« Queste del Saint Graal » est le titre de l'œuvre ;</text:p>
        </text:list-item>
        <text:list-item>
          <text:p text:style-name="P32">« folio 10 » est la page du manuscrit ;</text:p>
        </text:list-item>
        <text:list-item>
          <text:p text:style-name="P32">« colonne d » est la colonne – a, b pour les deux colonnes du recto du folio ; c, d pour les deux colonnes du verso du folio ;</text:p>
        </text:list-item>
        <text:list-item>
          <text:p text:style-name="P32">« ligne 3 » est la ligne de texte dans la colonne où apparaît l'occurrence.</text:p>
          <text:p text:style-name="P32">Les références peuvent être construites à partir de toute information se trouvant dans les sources du corpus. Elles peuvent varier selon le type de texte. Par exemple, on numérote souvent la prose en pages et la versification en n° de vers.</text:p>
        </text:list-item>
      </text:list>
      <text:p text:style-name="P6">Les références apparaissent à différents endroits, et sous différentes formes, dans la plateforme :</text:p>
      <text:list xml:id="list322060213" text:style-name="L6">
        <text:list-item>
          <text:p text:style-name="P33">elles situent les pivots des concordances ;</text:p>
        </text:list-item>
        <text:list-item>
          <text:p text:style-name="P33">elles renseignent les pages d'édition ;</text:p>
        </text:list-item>
        <text:list-item>
          <text:p text:style-name="P33">etc.</text:p>
          <text:p text:style-name="P33"><text:line-break/><text:span text:style-name="T5">Spécification des références</text:span></text:p>
          <text:p text:style-name="P26">identifiant de la lettre, page reclam, n° du paragraphe.</text:p>
          <text:p text:style-name="P26"/>
        </text:list-item>
      </text:list>
      <text:p text:style-name="P7">Spécification technique des références</text:p>
      <text:list xml:id="list189831715" text:style-name="L7">
        <text:list-header>
          <text:p text:style-name="P27">div@id, w@page_reclam, p@n</text:p>
          <text:p text:style-name="P27"/>
        </text:list-header>
      </text:list>
      <text:p text:style-name="P7">Commentaires sur les spécifications</text:p>
      <text:h text:style-name="P40" text:outline-level="1">Alignement</text:h>
      <text:p text:style-name="P8">Certaines unités des textes peuvent être en relation avec des unités d'autres textes - ces textes entretenant une relation de traduction par exemple. L'alignement décrit toutes les relations à prendre en charge dans la plateforme. Par exemple, deux textes peuvent être alignés au paragraphe ou à la phrase près.</text:p>
      <text:p text:style-name="P7">Spécification de l'alignement</text:p>
      <text:p text:style-name="P9">pas d'alignement</text:p>
      <text:p text:style-name="P7">Spécification technique de l'alignement</text:p>
      <text:p text:style-name="P9"/>
      <text:p text:style-name="P7"><text:soft-page-break/>Commentaires sur les spécifications</text:p>
      <text:h text:style-name="P39" text:outline-level="1">Participation des outils de Traitement Automatique de la Langue (TAL)</text:h>
      <text:p text:style-name="P6">Un certain nombre d’outils de TAL externes peuvent participer à la construction automatique ou semi-automatique d’une partie des informations lors de l'importation du corpus. Par exemple :</text:p>
      <text:list xml:id="list933754154" text:style-name="L8">
        <text:list-item>
          <text:p text:style-name="P34">la segmentation en unités lexicales ;</text:p>
        </text:list-item>
        <text:list-item>
          <text:p text:style-name="P34">l'étiquetage morpho-syntaxique ;</text:p>
        </text:list-item>
        <text:list-item>
          <text:p text:style-name="P34">la segmentation en phrases ;</text:p>
        </text:list-item>
        <text:list-item>
          <text:p text:style-name="P34">la détection d'entités nommées (personnes, entreprises, lieux, dates, sommes, etc.) ;</text:p>
        </text:list-item>
        <text:list-item>
          <text:p text:style-name="P34">la construction d'unités syntaxiques ;</text:p>
        </text:list-item>
        <text:list-item>
          <text:p text:style-name="P34">etc.</text:p>
          <text:p text:style-name="P34">Dans tous les cas d'importation, la plateforme peut offrir des services de segmentation en phrases et en unités lexicales, en tenant compte des différentes dimensions textuelles. Elle intègre déjà, par exemple, les étiqueteurs « TreeTagger » et « TnT ».<text:line-break/></text:p>
        </text:list-item>
      </text:list>
      <text:p text:style-name="P7">Spécification de l'appel d'outils de TAL</text:p>
      <text:p text:style-name="P9">modèle allemand 18e siècle</text:p>
      <text:p text:style-name="P9"/>
      <text:p text:style-name="P7">Spécification technique de l'appel d'outils de TAL</text:p>
      <text:p text:style-name="P9"/>
      <text:p text:style-name="P9"/>
      <text:p text:style-name="P7">Commentaires sur les spécifications</text:p>
      <text:p text:style-name="P35">A voir avec Adrien Barbaresi ?</text:p>
      <text:h text:style-name="P43" text:outline-level="1">Annexe A – liste des éléments XML du texte <text:s/>xxx</text:h>
      <text:p text:style-name="P20"/>
      <table:table table:name="Tableau2" table:style-name="Tableau2">
        <table:table-column table:style-name="Tableau2.A"/>
        <table:table-column table:style-name="Tableau2.B"/>
        <text:soft-page-break/>
        <table:table-row>
          <table:table-cell table:style-name="Tableau2.A1" office:value-type="string">
            <text:p text:style-name="P19"><draw:frame draw:style-name="fr2" draw:name="Objet1" text:anchor-type="paragraph" svg:width="5.175cm" svg:height="11.352cm" draw:z-index="1"><draw:object xlink:href="./Object 1" xlink:type="simple" xlink:show="embed" xlink:actuate="onLoad"/><draw:image xlink:href="./ObjectReplacements/Object 1" xlink:type="simple" xlink:show="embed" xlink:actuate="onLoad"/></draw:frame></text:p>
          </table:table-cell>
          <table:table-cell table:style-name="Tableau2.B1" office:value-type="string">
            <text:p text:style-name="P19"><draw:frame draw:style-name="fr2" draw:name="Objet2" text:anchor-type="paragraph" svg:width="1.415cm" svg:height="11.527cm" draw:z-index="2"><draw:object xlink:href="./Object 2" xlink:type="simple" xlink:show="embed" xlink:actuate="onLoad"/><draw:image xlink:href="./ObjectReplacements/Object 2" xlink:type="simple" xlink:show="embed" xlink:actuate="onLoad"/></draw:frame></text:p>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OpenSymbol" svg:font-family="OpenSymbol"/>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Groovy_20_code" style:display-name="Groovy code" style:family="paragraph" style:parent-style-name="Standard" style:list-style-name="" style:class="text" style:master-page-name="">
      <style:paragraph-properties fo:text-align="start" style:justify-single-word="false" style:page-number="auto" fo:background-color="#e6e6e6" style:shadow="none" style:text-autospace="none">
        <style:background-image/>
      </style:paragraph-properties>
      <style:text-properties style:font-name="Courier New" fo:font-size="10pt" style:font-name-asian="Monospace" style:font-size-asian="7pt" style:font-name-complex="Monospace" style:font-size-complex="7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2-18T12:45:44</meta:creation-date>
    <dc:date>2013-10-24T23:24:49</dc:date>
    <meta:editing-duration>P3DT11H17M28S</meta:editing-duration>
    <meta:editing-cycles>57</meta:editing-cycles>
    <meta:generator>LibreOffice/3.5$Linux_X86_64 LibreOffice_project/350m1$Build-2</meta:generator>
    <dc:title>Cahier des charges TXM - Corptef</dc:title>
    <dc:creator>bpincemi </dc:creator>
    <meta:document-statistic meta:table-count="2" meta:image-count="1" meta:object-count="2" meta:page-count="8" meta:paragraph-count="171" meta:word-count="1747" meta:character-count="11417" meta:non-whitespace-character-count="986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5.175cm"/>
    </style:style>
    <style:style style:name="co2"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office:automatic-styles>
  <office:body>
    <office:spreadsheet>
      <table:table table:name="Feuille1" table:style-name="ta1">
        <table:table-column table:style-name="co1" table:default-cell-style-name="Default"/>
        <table:table-row table:style-name="ro1">
          <table:table-cell/>
        </table:table-row>
        <table:table-row table:style-name="ro1">
          <table:table-cell office:value-type="string">
            <text:p>para</text:p>
          </table:table-cell>
        </table:table-row>
        <table:table-row table:style-name="ro1">
          <table:table-cell office:value-type="string">
            <text:p>note</text:p>
          </table:table-cell>
        </table:table-row>
        <table:table-row table:style-name="ro1">
          <table:table-cell office:value-type="string">
            <text:p>figure</text:p>
          </table:table-cell>
        </table:table-row>
        <table:table-row table:style-name="ro1">
          <table:table-cell office:value-type="string">
            <text:p>title</text:p>
          </table:table-cell>
        </table:table-row>
        <table:table-row table:style-name="ro1">
          <table:table-cell office:value-type="string">
            <text:p>caption</text:p>
          </table:table-cell>
        </table:table-row>
        <table:table-row table:style-name="ro1">
          <table:table-cell office:value-type="string">
            <text:p>chapter</text:p>
          </table:table-cell>
        </table:table-row>
        <table:table-row table:style-name="ro1">
          <table:table-cell office:value-type="string">
            <text:p>div</text:p>
          </table:table-cell>
        </table:table-row>
        <table:table-row table:style-name="ro1">
          <table:table-cell office:value-type="string">
            <text:p>appendix</text:p>
          </table:table-cell>
        </table:table-row>
        <table:table-row table:style-name="ro1">
          <table:table-cell office:value-type="string">
            <text:p>preface</text:p>
          </table:table-cell>
        </table:table-row>
        <table:table-row table:style-name="ro1">
          <table:table-cell office:value-type="string">
            <text:p>para@type=italique</text:p>
          </table:table-cell>
        </table:table-row>
        <table:table-row table:style-name="ro1">
          <table:table-cell office:value-type="string">
            <text:p>author</text:p>
          </table:table-cell>
        </table:table-row>
        <table:table-row table:style-name="ro1">
          <table:table-cell office:value-type="string">
            <text:p>book@lang=fr</text:p>
          </table:table-cell>
        </table:table-row>
        <table:table-row table:style-name="ro1">
          <table:table-cell office:value-type="string">
            <text:p>TEI</text:p>
          </table:table-cell>
        </table:table-row>
        <table:table-row table:style-name="ro1">
          <table:table-cell office:value-type="string">
            <text:p>bookinfo</text:p>
          </table:table-cell>
        </table:table-row>
        <table:table-row table:style-name="ro1">
          <table:table-cell office:value-type="string">
            <text:p>body</text:p>
          </table:table-cell>
        </table:table-row>
        <table:table-row table:style-name="ro1">
          <table:table-cell office:value-type="string">
            <text:p>subtitle</text:p>
          </table:table-cell>
        </table:table-row>
        <table:table-row table:style-name="ro1">
          <table:table-cell office:value-type="string">
            <text:p>translation</text:p>
          </table:table-cell>
        </table:table-row>
        <table:table-row table:style-name="ro1">
          <table:table-cell office:value-type="string">
            <text:p>signature</text:p>
          </table:table-cell>
        </table:table-row>
        <table:table-row table:style-name="ro1">
          <table:table-cell office:value-type="string">
            <text:p>date</text:p>
          </table:table-cell>
        </table:table-row>
        <table:table-row table:style-name="ro1">
          <table:table-cell office:value-type="string">
            <text:p>annexe</text:p>
          </table:table-cell>
        </table:table-row>
        <table:table-row table:style-name="ro1">
          <table:table-cell office:value-type="string">
            <text:p>source</text:p>
          </table:table-cell>
        </table:table-row>
        <table:table-row table:style-name="ro1">
          <table:table-cell office:value-type="string">
            <text:p>part</text:p>
          </table:table-cell>
        </table:table-row>
        <table:table-row table:style-name="ro1">
          <table:table-cell office:value-type="string">
            <text:p>preface@author=jean salomon</text:p>
          </table:table-cell>
        </table:table-row>
        <table:table-row table:style-name="ro1">
          <table:table-cell office:value-type="string">
            <text:p>avertissement</text:p>
          </table:table-cell>
        </table:table-row>
        <table:table-row table:style-name="ro1">
          <table:table-cell office:value-type="string">
            <text:p>year</text:p>
          </table:table-cell>
        </table:table-row>
        <table:table-row table:style-name="ro1">
          <table:table-cell office:value-type="string">
            <text:p>ref</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2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415cm"/>
    </style:style>
    <style:style style:name="ro1" style:family="table-row">
      <style:table-row-properties style:row-height="0.427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ext-properties style:text-position=""/>
    </style:style>
    <style:style style:name="ce2" style:family="table-cell" style:parent-style-name="Default" style:data-style-name="N0"/>
  </office:automatic-styles>
  <office:body>
    <office:spreadsheet>
      <table:table table:name="Feuille1" table:style-name="ta1">
        <table:table-column table:style-name="co1" table:number-columns-repeated="44" table:default-cell-style-name="Default"/>
        <table:table-column table:style-name="co2" table:default-cell-style-name="ce2"/>
        <table:table-row table:style-name="ro1">
          <table:table-cell table:number-columns-repeated="44"/>
          <table:table-cell table:style-name="Default"/>
        </table:table-row>
        <table:table-row table:style-name="ro1">
          <table:table-cell table:number-columns-repeated="44"/>
          <table:table-cell office:value-type="float" office:value="33187">
            <text:p>33187</text:p>
          </table:table-cell>
        </table:table-row>
        <table:table-row table:style-name="ro1">
          <table:table-cell table:number-columns-repeated="44"/>
          <table:table-cell office:value-type="float" office:value="3342">
            <text:p>3342</text:p>
          </table:table-cell>
        </table:table-row>
        <table:table-row table:style-name="ro1">
          <table:table-cell table:number-columns-repeated="44"/>
          <table:table-cell office:value-type="float" office:value="1881">
            <text:p>1881</text:p>
          </table:table-cell>
        </table:table-row>
        <table:table-row table:style-name="ro1">
          <table:table-cell table:number-columns-repeated="44"/>
          <table:table-cell office:value-type="float" office:value="1812">
            <text:p>1812</text:p>
          </table:table-cell>
        </table:table-row>
        <table:table-row table:style-name="ro1">
          <table:table-cell table:number-columns-repeated="44"/>
          <table:table-cell office:value-type="float" office:value="1462">
            <text:p>1462</text:p>
          </table:table-cell>
        </table:table-row>
        <table:table-row table:style-name="ro1">
          <table:table-cell table:number-columns-repeated="44"/>
          <table:table-cell office:value-type="float" office:value="1396">
            <text:p>1396</text:p>
          </table:table-cell>
        </table:table-row>
        <table:table-row table:style-name="ro1">
          <table:table-cell table:number-columns-repeated="44"/>
          <table:table-cell office:value-type="float" office:value="241">
            <text:p>241</text:p>
          </table:table-cell>
        </table:table-row>
        <table:table-row table:style-name="ro1">
          <table:table-cell table:number-columns-repeated="44"/>
          <table:table-cell office:value-type="float" office:value="157">
            <text:p>157</text:p>
          </table:table-cell>
        </table:table-row>
        <table:table-row table:style-name="ro1">
          <table:table-cell table:number-columns-repeated="44"/>
          <table:table-cell office:value-type="float" office:value="65">
            <text:p>65</text:p>
          </table:table-cell>
        </table:table-row>
        <table:table-row table:style-name="ro1">
          <table:table-cell table:number-columns-repeated="44"/>
          <table:table-cell office:value-type="float" office:value="48">
            <text:p>48</text:p>
          </table:table-cell>
        </table:table-row>
        <table:table-row table:style-name="ro1">
          <table:table-cell table:number-columns-repeated="44"/>
          <table:table-cell office:value-type="float" office:value="45">
            <text:p>45</text:p>
          </table:table-cell>
        </table:table-row>
        <table:table-row table:style-name="ro1">
          <table:table-cell table:number-columns-repeated="44"/>
          <table:table-cell office:value-type="float" office:value="43">
            <text:p>43</text:p>
          </table:table-cell>
        </table:table-row>
        <table:table-row table:style-name="ro1">
          <table:table-cell table:number-columns-repeated="44"/>
          <table:table-cell office:value-type="float" office:value="43">
            <text:p>43</text:p>
          </table:table-cell>
        </table:table-row>
        <table:table-row table:style-name="ro1">
          <table:table-cell table:number-columns-repeated="44"/>
          <table:table-cell office:value-type="float" office:value="43">
            <text:p>43</text:p>
          </table:table-cell>
        </table:table-row>
        <table:table-row table:style-name="ro1">
          <table:table-cell table:number-columns-repeated="44"/>
          <table:table-cell office:value-type="float" office:value="42">
            <text:p>42</text:p>
          </table:table-cell>
        </table:table-row>
        <table:table-row table:style-name="ro1">
          <table:table-cell table:number-columns-repeated="44"/>
          <table:table-cell office:value-type="float" office:value="24">
            <text:p>24</text:p>
          </table:table-cell>
        </table:table-row>
        <table:table-row table:style-name="ro1">
          <table:table-cell table:number-columns-repeated="44"/>
          <table:table-cell office:value-type="float" office:value="14">
            <text:p>14</text:p>
          </table:table-cell>
        </table:table-row>
        <table:table-row table:style-name="ro1">
          <table:table-cell table:number-columns-repeated="44"/>
          <table:table-cell office:value-type="float" office:value="7">
            <text:p>7</text:p>
          </table:table-cell>
        </table:table-row>
        <table:table-row table:style-name="ro1">
          <table:table-cell table:number-columns-repeated="44"/>
          <table:table-cell office:value-type="float" office:value="5">
            <text:p>5</text:p>
          </table:table-cell>
        </table:table-row>
        <table:table-row table:style-name="ro1">
          <table:table-cell table:number-columns-repeated="44"/>
          <table:table-cell office:value-type="float" office:value="4">
            <text:p>4</text:p>
          </table:table-cell>
        </table:table-row>
        <table:table-row table:style-name="ro1">
          <table:table-cell table:number-columns-repeated="44"/>
          <table:table-cell office:value-type="float" office:value="3">
            <text:p>3</text:p>
          </table:table-cell>
        </table:table-row>
        <table:table-row table:style-name="ro1">
          <table:table-cell table:number-columns-repeated="44"/>
          <table:table-cell office:value-type="float" office:value="2">
            <text:p>2</text:p>
          </table:table-cell>
        </table:table-row>
        <table:table-row table:style-name="ro1">
          <table:table-cell table:number-columns-repeated="44"/>
          <table:table-cell office:value-type="float" office:value="1">
            <text:p>1</text:p>
          </table:table-cell>
        </table:table-row>
        <table:table-row table:style-name="ro1">
          <table:table-cell table:number-columns-repeated="44"/>
          <table:table-cell office:value-type="float" office:value="1">
            <text:p>1</text:p>
          </table:table-cell>
        </table:table-row>
        <table:table-row table:style-name="ro1">
          <table:table-cell table:number-columns-repeated="44"/>
          <table:table-cell office:value-type="float" office:value="1">
            <text:p>1</text:p>
          </table:table-cell>
        </table:table-row>
        <table:table-row table:style-name="ro1">
          <table:table-cell table:number-columns-repeated="44"/>
          <table:table-cell office:value-type="float" office:value="1">
            <text:p>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2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